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1.1634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4.4819in"/>
    </style:style>
    <style:style style:name="co8" style:family="table-column">
      <style:table-column-properties fo:break-before="auto" style:column-width="3.862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articipant</text:p>
          </table:table-cell>
          <table:table-cell office:value-type="string">
            <text:p>condition</text:p>
          </table:table-cell>
          <table:table-cell office:value-type="string">
            <text:p>1. When doing this task, it’s most important that I’m able to:</text:p>
          </table:table-cell>
          <table:table-cell office:value-type="string">
            <text:p>2. When doing this task, it’s most important that I’m able to:</text:p>
          </table:table-cell>
          <table:table-cell office:value-type="string">
            <text:p>3. When doing this task, it’s most important that I’m able to:</text:p>
          </table:table-cell>
          <table:table-cell office:value-type="string">
            <text:p>4. When doing this task, it’s most important that I’m able to:</text:p>
          </table:table-cell>
          <table:table-cell office:value-type="string">
            <text:p>5. When doing this task, it’s most important that I’m able to:</text:p>
          </table:table-cell>
          <table:table-cell office:value-type="string">
            <text:p>6. When doing this task, it’s most important that I’m able to:</text:p>
          </table:table-cell>
          <table:table-cell office:value-type="string">
            <text:p>7. When doing this task, it’s most important that I’m able to:</text:p>
          </table:table-cell>
          <table:table-cell office:value-type="string">
            <text:p>8. When doing this task, it’s most important that I’m able to:</text:p>
          </table:table-cell>
          <table:table-cell office:value-type="string">
            <text:p>9. When doing this task, it’s most important that I’m able to:</text:p>
          </table:table-cell>
          <table:table-cell office:value-type="string">
            <text:p>10. When doing this task, it’s most important that I’m able to:</text:p>
          </table:table-cell>
        </table:table-row>
        <table:table-row table:style-name="ro1">
          <table:table-cell office:value-type="string">
            <text:p>subject1</text:p>
          </table:table-cell>
          <table:table-cell office:value-type="string">
            <text:p>FVR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njoy using the system or tool</text:p>
          </table:table-cell>
          <table:table-cell table:number-columns-repeated="2" office:value-type="string">
            <text:p>Produce results that are worth the effort I put in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 creative and expressive</text:p>
          </table:table-cell>
          <table:table-cell office:value-type="string">
            <text:p>Enjoy using the system or tool</text:p>
          </table:table-cell>
        </table:table-row>
        <table:table-row table:style-name="ro1">
          <table:table-cell office:value-type="string">
            <text:p>subject2</text:p>
          </table:table-cell>
          <table:table-cell office:value-type="string">
            <text:p>FVR</text:p>
          </table:table-cell>
          <table:table-cell office:value-type="string">
            <text:p>Be creative and expressive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Produce results that are worth the effort I put in</text:p>
          </table:table-cell>
          <table:table-cell table:number-columns-repeated="2" office:value-type="string">
            <text:p>Explore many different ideas, outcomes, or possibilities</text:p>
          </table:table-cell>
        </table:table-row>
        <table:table-row table:style-name="ro1">
          <table:table-cell office:value-type="string">
            <text:p>subject3</text:p>
          </table:table-cell>
          <table:table-cell office:value-type="string">
            <text:p>FVR</text:p>
          </table:table-cell>
          <table:table-cell office:value-type="string">
            <text:p>Be creative and expressive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Enjoy using the system or tool</text:p>
          </table:table-cell>
          <table:table-cell table:number-columns-repeated="2" office:value-type="string">
            <text:p>Explore many different ideas, outcomes, or possibilities</text:p>
          </table:table-cell>
        </table:table-row>
        <table:table-row table:style-name="ro1">
          <table:table-cell office:value-type="string">
            <text:p>subject4</text:p>
          </table:table-cell>
          <table:table-cell office:value-type="string">
            <text:p>FVR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</table:table-row>
        <table:table-row table:style-name="ro1">
          <table:table-cell office:value-type="string">
            <text:p>subject5</text:p>
          </table:table-cell>
          <table:table-cell office:value-type="string">
            <text:p>FVR</text:p>
          </table:table-cell>
          <table:table-cell office:value-type="string">
            <text:p>1. When doing this task, it’s most important that I’m able to:</text:p>
          </table:table-cell>
          <table:table-cell office:value-type="string">
            <text:p>2. When doing this task, it’s most important that I’m able to:</text:p>
          </table:table-cell>
          <table:table-cell office:value-type="string">
            <text:p>3. When doing this task, it’s most important that I’m able to:</text:p>
          </table:table-cell>
          <table:table-cell office:value-type="string">
            <text:p>4. When doing this task, it’s most important that I’m able to:</text:p>
          </table:table-cell>
          <table:table-cell office:value-type="string">
            <text:p>5. When doing this task, it’s most important that I’m able to:</text:p>
          </table:table-cell>
          <table:table-cell office:value-type="string">
            <text:p>6. When doing this task, it’s most important that I’m able to:</text:p>
          </table:table-cell>
          <table:table-cell office:value-type="string">
            <text:p>7. When doing this task, it’s most important that I’m able to:</text:p>
          </table:table-cell>
          <table:table-cell office:value-type="string">
            <text:p>8. When doing this task, it’s most important that I’m able to:</text:p>
          </table:table-cell>
          <table:table-cell office:value-type="string">
            <text:p>9. When doing this task, it’s most important that I’m able to:</text:p>
          </table:table-cell>
          <table:table-cell office:value-type="string">
            <text:p>10. When doing this task, it’s most important that I’m able to:</text:p>
          </table:table-cell>
        </table:table-row>
        <table:table-row table:style-name="ro1">
          <table:table-cell office:value-type="string">
            <text:p>subject6</text:p>
          </table:table-cell>
          <table:table-cell office:value-type="string">
            <text:p>FVR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njoy using the system or tool</text:p>
          </table:table-cell>
          <table:table-cell table:number-columns-repeated="2" office:value-type="string">
            <text:p>Produce results that are worth the effort I put in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 creative and expressive</text:p>
          </table:table-cell>
          <table:table-cell office:value-type="string">
            <text:p>Enjoy using the system or tool</text:p>
          </table:table-cell>
        </table:table-row>
        <table:table-row table:style-name="ro1">
          <table:table-cell office:value-type="string">
            <text:p>subject7</text:p>
          </table:table-cell>
          <table:table-cell office:value-type="string">
            <text:p>FVR</text:p>
          </table:table-cell>
          <table:table-cell office:value-type="string">
            <text:p>Be creative and expressive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Produce results that are worth the effort I put in</text:p>
          </table:table-cell>
          <table:table-cell table:number-columns-repeated="2" office:value-type="string">
            <text:p>Explore many different ideas, outcomes, or possibilit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4">02/04/2022</text:date>, <text:time>16:38: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Unix OpenOffice.org_project/4111m1$Build-9808</meta:generator>
    <dc:date>2022-02-04T16:38:49</dc:date>
    <meta:editing-duration>PT5M26S</meta:editing-duration>
    <meta:editing-cycles>9</meta:editing-cycles>
    <meta:document-statistic meta:table-count="1" meta:cell-count="96" meta:object-count="0"/>
  </office:meta>
</office:document-meta>
</file>